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improvement 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0.285304035" calcext:value-type="float">
            <text:p>-0.285304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-0.215109565" calcext:value-type="float">
            <text:p>-0.215109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0.199571029" calcext:value-type="float">
            <text:p>-0.199571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0.083734786" calcext:value-type="float">
            <text:p>-0.083734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-0.068165791" calcext:value-type="float">
            <text:p>-0.068165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0.054909687" calcext:value-type="float">
            <text:p>-0.0549096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-0.036044572" calcext:value-type="float">
            <text:p>-0.036044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-0.035743056" calcext:value-type="float">
            <text:p>-0.035743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-0.015795921" calcext:value-type="float">
            <text:p>-0.015795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-0.000653281000000022" calcext:value-type="float">
            <text:p>-0.000653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0267547099999999" calcext:value-type="float">
            <text:p>0.002675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0.05235556" calcext:value-type="float">
            <text:p>0.05235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0.056970042" calcext:value-type="float">
            <text:p>0.05697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3640744" calcext:value-type="float">
            <text:p>0.063640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67125741" calcext:value-type="float">
            <text:p>0.067125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0.079482468" calcext:value-type="float">
            <text:p>0.079482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.080235879" calcext:value-type="float">
            <text:p>0.0802358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97417954" calcext:value-type="float">
            <text:p>0.097417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01721897" calcext:value-type="float">
            <text:p>0.101721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0.120177585" calcext:value-type="float">
            <text:p>0.120177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131804574" calcext:value-type="float">
            <text:p>0.131804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1502342274" calcext:value-type="float">
            <text:p>0.1502342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68535602" calcext:value-type="float">
            <text:p>0.168535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1881439596" calcext:value-type="float">
            <text:p>0.1881439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202696107" calcext:value-type="float">
            <text:p>0.202696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203996424" calcext:value-type="float">
            <text:p>0.203996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225684155" calcext:value-type="float">
            <text:p>0.225684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28661336" calcext:value-type="float">
            <text:p>0.228661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235180224" calcext:value-type="float">
            <text:p>0.23518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51534019" calcext:value-type="float">
            <text:p>0.251534019</text:p>
          </table:table-cell>
        </table:table-row>
      </table:table>
      <table:named-expressions/>
      <table:database-ranges>
        <table:database-range table:name="__Anonymous_Sheet_DB__0" table:target-range-address="Sheet1.A2:Sheet1.C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New Sung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8:05:15.330114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8:02:27.373953765</meta:creation-date>
    <dc:date>2021-05-28T18:14:38.706307069</dc:date>
    <meta:editing-duration>PT10M43S</meta:editing-duration>
    <meta:editing-cycles>2</meta:editing-cycles>
    <meta:generator>LibreOffice/7.1.3.2$Linux_X86_64 LibreOffice_project/10$Build-2</meta:generator>
    <meta:document-statistic meta:table-count="1" meta:cell-count="93" meta:object-count="0"/>
  </office:meta>
</office:document-meta>
</file>